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8000000A4117524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79cm"/>
    </style:style>
    <style:style style:name="Tabla1.A1" style:family="table-cell">
      <style:table-cell-properties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420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14.684cm"/>
    </style:style>
    <style:style style:name="Tabla2.A1" style:family="table-cell">
      <style:table-cell-properties style:vertical-align="middle" fo:background-color="#ff42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ff420e" fo:padding="0.097cm" fo:border="0.05pt solid #000000">
        <style:background-image/>
      </style:table-cell-properties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size="12pt" officeooo:rsid="000588e3" officeooo:paragraph-rsid="000588e3" style:font-size-asian="12pt" style:font-size-complex="12pt"/>
    </style:style>
    <style:style style:name="P3" style:family="paragraph" style:parent-style-name="Table_20_Contents" style:list-style-name="L1">
      <style:text-properties fo:font-size="12pt" officeooo:rsid="000588e3" officeooo:paragraph-rsid="000588e3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b568a" officeooo:paragraph-rsid="000b568a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2pt" fo:font-weight="normal" officeooo:rsid="00097097" officeooo:paragraph-rsid="00097097" fo:background-color="transparent" style:font-size-asian="10.5pt" style:font-weight-asian="normal" style:font-size-complex="12pt" style:font-weight-complex="normal"/>
    </style:style>
    <style:style style:name="P6" style:family="paragraph" style:parent-style-name="Table_20_Contents" style:list-style-name="L1">
      <style:text-properties fo:color="#ff420e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7" style:family="paragraph" style:parent-style-name="Table_20_Contents" style:list-style-name="L1">
      <style:text-properties fo:color="#5c8526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8" style:family="paragraph" style:parent-style-name="Table_20_Contents" style:list-style-name="L2">
      <style:text-properties fo:color="#5c8526" fo:font-size="12pt" fo:font-weight="bold" officeooo:rsid="000588e3" officeooo:paragraph-rsid="000588e3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ffffff" fo:font-size="12pt" fo:font-weight="bold" officeooo:rsid="00053764" officeooo:paragraph-rsid="0005376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420e" fo:font-size="14pt" fo:font-weight="bold" officeooo:rsid="00035ff9" officeooo:paragraph-rsid="00035ff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420e" fo:font-size="20pt" fo:font-weight="bold" officeooo:rsid="00035ff9" officeooo:paragraph-rsid="00035ff9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420e" fo:font-size="72pt" fo:font-weight="bold" officeooo:rsid="000b568a" officeooo:paragraph-rsid="000b568a" style:font-size-asian="72pt" style:font-weight-asian="bold" style:font-size-complex="72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ff420e" fo:font-size="44pt" fo:font-weight="bold" officeooo:rsid="000b568a" officeooo:paragraph-rsid="000b568a" style:font-size-asian="44pt" style:font-weight-asian="bold" style:font-size-complex="44pt" style:font-weight-complex="bold"/>
    </style:style>
    <style:style style:name="P14" style:family="paragraph" style:parent-style-name="Standard">
      <style:paragraph-properties fo:line-height="150%"/>
      <style:text-properties fo:color="#000000" fo:font-size="12pt" fo:font-weight="bold" officeooo:rsid="00035ff9" officeooo:paragraph-rsid="0005376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/>
      <style:text-properties fo:color="#000000" fo:font-size="12pt" fo:font-weight="bold" officeooo:rsid="00053764" officeooo:paragraph-rsid="0005376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2pt" fo:font-weight="normal" officeooo:rsid="00035ff9" officeooo:paragraph-rsid="00035ff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83106" officeooo:paragraph-rsid="0008310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/>
      <style:text-properties fo:color="#000000" fo:font-size="12pt" fo:font-weight="normal" officeooo:rsid="00053764" officeooo:paragraph-rsid="0005376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fo:color="#000000" fo:font-size="12pt" fo:font-weight="normal" officeooo:rsid="000588e3" officeooo:paragraph-rsid="000588e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fo:color="#000000" fo:font-size="12pt" fo:font-weight="normal" officeooo:rsid="00035ff9" officeooo:paragraph-rsid="0005376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083106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00b568a"/>
    </style:style>
    <style:style style:name="P23" style:family="paragraph" style:parent-style-name="Standard">
      <style:paragraph-properties fo:line-height="150%"/>
      <style:text-properties fo:color="#ffffff" fo:font-size="12pt" fo:font-weight="bold" officeooo:rsid="00053764" officeooo:paragraph-rsid="0005376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fo:color="#000000" fo:font-size="12pt" fo:font-weight="normal" officeooo:rsid="00083106" officeooo:paragraph-rsid="0008310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fo:color="#ff420e" fo:font-size="18pt" fo:font-weight="bold" officeooo:rsid="00083106" officeooo:paragraph-rsid="00083106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color="#ff420e" fo:font-size="20pt" fo:font-weight="bold" officeooo:rsid="00035ff9" officeooo:paragraph-rsid="00035ff9" style:font-size-asian="20pt" style:font-weight-asian="bold" style:font-size-complex="20pt" style:font-weight-complex="bold"/>
    </style:style>
    <style:style style:name="P27" style:family="paragraph" style:parent-style-name="Text_20_body">
      <style:text-properties fo:color="#ffffff" fo:font-weight="bold" style:font-weight-asian="bold" style:font-weight-complex="bold"/>
    </style:style>
    <style:style style:name="P28" style:family="paragraph" style:parent-style-name="Header">
      <style:paragraph-properties fo:text-align="start" style:justify-single-word="false"/>
      <style:text-properties officeooo:rsid="00029c58" officeooo:paragraph-rsid="00029c58"/>
    </style:style>
    <style:style style:name="P29" style:family="paragraph" style:parent-style-name="Header">
      <style:paragraph-properties fo:text-align="start" style:justify-single-word="false"/>
      <style:text-properties officeooo:rsid="00029c58" officeooo:paragraph-rsid="00097097"/>
    </style:style>
    <style:style style:name="P30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5c8526" fo:font-weight="bold" officeooo:rsid="00029c58" officeooo:paragraph-rsid="00097097" style:font-weight-asian="bold" style:font-weight-complex="bold"/>
    </style:style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Contents_20_1">
      <style:text-properties fo:color="#ffffff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376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c8526" fo:font-weight="bold" style:font-weight-asian="bold" style:font-weight-complex="bold"/>
    </style:style>
    <style:style style:name="T5" style:family="text">
      <style:text-properties fo:color="#ff420e" fo:font-weight="bold" style:font-weight-asian="bold" style:font-weight-complex="bold"/>
    </style:style>
    <style:style style:name="T6" style:family="text">
      <style:text-properties fo:color="#ff420e" fo:font-size="12pt" style:text-underline-style="none" fo:font-weight="bold" officeooo:rsid="000b568a" style:font-size-asian="10.5pt" style:font-weight-asian="bold" style:font-size-complex="12pt" style:font-weight-complex="bold"/>
    </style:style>
    <style:style style:name="T7" style:family="text">
      <style:text-properties fo:color="#ff420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5efaa"/>
    </style:style>
    <style:style style:name="T9" style:family="text">
      <style:text-properties officeooo:rsid="00083106"/>
    </style:style>
    <style:style style:name="T10" style:family="text">
      <style:text-properties officeooo:rsid="00097097"/>
    </style:style>
    <style:style style:name="T11" style:family="text">
      <style:text-properties officeooo:rsid="000b568a"/>
    </style:style>
    <style:style style:name="T12" style:family="text">
      <style:text-properties fo:color="#000000" fo:font-size="12pt" fo:font-weight="normal" officeooo:rsid="000b568a" style:font-size-asian="10.5pt" style:font-weight-asian="normal" style:font-size-complex="12pt" style:font-weight-complex="normal"/>
    </style:style>
    <style:style style:name="T13" style:family="text">
      <style:text-properties fo:font-size="12pt" officeooo:rsid="000b568a" style:font-size-asian="10.5pt" style:font-size-complex="12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><draw:ellipse text:anchor-type="paragraph" draw:z-index="9" draw:style-name="gr3" draw:text-style-name="P35" svg:width="5.702cm" svg:height="6.367cm" svg:x="-0.002cm" svg:y="0.723cm"><text:p/></draw:ellipse><draw:ellipse text:anchor-type="paragraph" draw:z-index="8" draw:style-name="gr2" draw:text-style-name="P34" svg:width="6.002cm" svg:height="6.668cm" svg:x="-0.168cm" svg:y="0.587cm"><text:p/></draw:ellipse></text:p>
      <text:p text:style-name="P13"><draw:ellipse text:anchor-type="paragraph" draw:z-index="13" draw:style-name="gr3" draw:text-style-name="P35" svg:width="1.5cm" svg:height="1.835cm" svg:x="4.667cm" svg:y="1.342cm"><text:p/></draw:ellipse><draw:ellipse text:anchor-type="paragraph" draw:z-index="12" draw:style-name="gr3" draw:text-style-name="P34" svg:width="2.668cm" svg:height="3.001cm" svg:x="1.667cm" svg:y="1.342cm"><text:p/></draw:ellipse><draw:ellipse text:anchor-type="paragraph" draw:z-index="11" draw:style-name="gr2" draw:text-style-name="P34" svg:width="3.167cm" svg:height="3.502cm" svg:x="1.667cm" svg:y="1.342cm"><text:p/></draw:ellipse><draw:ellipse text:anchor-type="paragraph" draw:z-index="10" draw:style-name="gr2" draw:text-style-name="P34" svg:width="2.001cm" svg:height="2.334cm" svg:x="4.332cm" svg:y="1.342cm"><text:p/></draw:ellipse>Documentación</text:p>
      <text:p text:style-name="P26"/>
      <text:p text:style-name="P11"/>
      <text:p text:style-name="P11"/>
      <text:p text:style-name="P11">Información Principal:</text:p>
      <text:p text:style-name="P10"/>
      <text:p text:style-name="P10"/>
      <text:p text:style-name="P10"/>
      <text:p text:style-name="P16">Esta documentación tendrá el siguiente cuerpo para cada evento documentado:</text:p>
      <text:p text:style-name="P15"><text:span text:style-name="T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>Asunto:</text:p>
          </table:table-cell>
          <table:table-cell table:style-name="Tabla1.B1" office:value-type="string">
            <text:p text:style-name="P9">El tema en cuestión</text:p>
          </table:table-cell>
        </table:table-row>
        <table:table-row>
          <table:table-cell table:style-name="Tabla1.A2" office:value-type="string">
            <text:p text:style-name="P20">Día:</text:p>
          </table:table-cell>
          <table:table-cell table:style-name="Tabla1.B2" office:value-type="string">
            <text:p text:style-name="P14"><text:s/><text:span text:style-name="T2">El día que se creo, con la hora.</text:span></text:p>
          </table:table-cell>
        </table:table-row>
        <table:table-row>
          <table:table-cell table:style-name="Tabla1.A3" office:value-type="string">
            <text:p text:style-name="P18">Contenido:</text:p>
          </table:table-cell>
          <table:table-cell table:style-name="Tabla1.B3" office:value-type="string">
            <text:p text:style-name="P2">Aquí va el contenido.</text:p>
          </table:table-cell>
        </table:table-row>
        <table:table-row>
          <table:table-cell table:style-name="Tabla1.A4" office:value-type="string">
            <text:p text:style-name="P19">Multimedia Adjunta:</text:p>
          </table:table-cell>
          <table:table-cell table:style-name="Tabla1.B4" office:value-type="string">
            <text:p text:style-name="P2">Contenido como imagen, <text:span text:style-name="T8">diagrama</text:span>, audio, vídeo, paginas web, <text:span text:style-name="T8">cada uno irá como un hipervínculo a un archivo</text:span>.</text:p>
          </table:table-cell>
        </table:table-row>
        <table:table-row>
          <table:table-cell table:style-name="Tabla1.A5" office:value-type="string">
            <text:p text:style-name="P19">Soluciones planteadas <text:span text:style-name="T10">(opcional)</text:span>:</text:p>
          </table:table-cell>
          <table:table-cell table:style-name="Tabla1.B5" office:value-type="string">
            <text:p text:style-name="P2">El conjunto de soluciones pensadas para solucionar el problema, las soluciones realizadas se marcaran de color <text:span text:style-name="T5">Gráfico 2 </text:span>y en negrita, la solución que funcione deberá marcarse en <text:span text:style-name="T4">color verde 2</text:span> negrita, deberán ir en viñetas, ejemplo:</text:p>
            <text:list xml:id="list1645678045574119673" text:style-name="L1">
              <text:list-item>
                <text:p text:style-name="P6">Solución 1 {Fecha – Hora}.</text:p>
              </text:list-item>
              <text:list-item>
                <text:p text:style-name="P6">Solución 2 {Fecha – Hora}.</text:p>
              </text:list-item>
              <text:list-item>
                <text:p text:style-name="P7">Solución 3 {Fecha – Hora}.</text:p>
              </text:list-item>
              <text:list-item>
                <text:p text:style-name="P3">Solución 4 {sin Fecha}.</text:p>
              </text:list-item>
            </text:list>
          </table:table-cell>
        </table:table-row>
        <table:table-row>
          <table:table-cell table:style-name="Tabla1.A6" office:value-type="string">
            <text:p text:style-name="P19">Estado:</text:p>
          </table:table-cell>
          <table:table-cell table:style-name="Tabla1.B6" office:value-type="string">
            <text:p text:style-name="P2">Solucionado{fecha de solución}/no solucionado <text:span text:style-name="T10">o realizado/no realizado</text:span>, ejemplo:</text:p>
            <text:list xml:id="list1235199045646517010" text:style-name="L2">
              <text:list-item>
                <text:p text:style-name="P8">Solucionado {Lunes 24 de Febrero de 2014 – 5:09 p.m.}.</text:p>
              </text:list-item>
            </text:list>
          </table:table-cell>
        </table:table-row>
      </table:table>
      <text:p text:style-name="P15"><text:span text:style-name="T1"/></text:p>
      <text:p text:style-name="P15"><text:span text:style-name="T1"/></text:p>
      <text:p text:style-name="P15"><text:span text:style-name="T1"/></text:p>
      <text:p text:style-name="P25">Índice: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Index"/>
          </text:index-source-styles>
          <text:index-source-styles text:outline-level="2">
            <text:index-source-style text:style-name="Contents_20_1"/>
          </text:index-source-styles>
        </text:table-of-content-source>
        <text:index-body>
          <text:index-title text:style-name="Sect2" text:name="Índice de contenido1_Head">
            <text:h text:style-name="Contents_20_Heading" text:outline-level="1">Índice de contenido</text:h>
          </text:index-title>
          <text:p text:style-name="P32"><text:a xlink:type="simple" xlink:href="#__RefHeading__914_1678421601" text:style-name="Index_20_Link" text:visited-style-name="Index_20_Link">Día #1<text:tab/>4</text:a></text:p>
          <text:p text:style-name="P31"><text:a xlink:type="simple" xlink:href="#__RefHeading__145_1678421601" text:style-name="Index_20_Link" text:visited-style-name="Index_20_Link">Diseño de programa {MapMaker} - No realizado.<text:tab/>4</text:a></text:p>
        </text:index-body>
      </text:table-of-content>
      <text:p text:style-name="P17"/>
      <text:p text:style-name="P24"/>
      <text:h text:style-name="Heading" text:outline-level="1"><text:bookmark-start text:name="__RefHeading__914_1678421601"/>Día #1<text:bookmark-end text:name="__RefHeading__914_1678421601"/></text:h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<text:bookmark-start text:name="__RefHeading__916_1678421601"/>Asunto:<text:bookmark-end text:name="__RefHeading__916_1678421601"/></text:p>
          </table:table-cell>
          <table:table-cell table:style-name="Tabla2.B1" office:value-type="string">
            <text:p text:style-name="P33"><text:bookmark-start text:name="__RefHeading__145_1678421601"/>Diseño de programa <text:span text:style-name="T11">{MapMaker} - </text:span><text:span text:style-name="T13">No realizado</text:span>.<text:bookmark-end text:name="__RefHeading__145_1678421601"/></text:p>
          </table:table-cell>
        </table:table-row>
        <table:table-row>
          <table:table-cell table:style-name="Tabla2.A2" office:value-type="string">
            <text:p text:style-name="P5">Día:</text:p>
          </table:table-cell>
          <table:table-cell table:style-name="Tabla2.B2" office:value-type="string">
            <text:p text:style-name="P5">Lunes 24 de Febrero,2014.</text:p>
          </table:table-cell>
        </table:table-row>
        <table:table-row>
          <table:table-cell table:style-name="Tabla2.A5" office:value-type="string">
            <text:p text:style-name="P4">Contenido:</text:p>
          </table:table-cell>
          <table:table-cell table:style-name="Tabla2.B5" office:value-type="string">
            <text:p text:style-name="P4">Se Documentan, en el diagrama, las clases: <text:span text:style-name="T3">Component, Layer y Manager</text:span>, Ubicadas en el paquete <text:span text:style-name="T3">mapmaker.</text:span><text:span text:style-name="T1"> También se crea la clase </text:span><text:span text:style-name="T3">MapFacade, </text:span><text:span text:style-name="T1">del paquete </text:span><text:span text:style-name="T3">facadepack</text:span><text:span text:style-name="T1">. </text:span><text:span text:style-name="T14">Se implementa la idea de crear un protocolo de cola para las ideas de </text:span><text:span text:style-name="T7">rehacer y deshacer</text:span><text:span text:style-name="T14">.</text:span></text:p>
          </table:table-cell>
        </table:table-row>
        <table:table-row>
          <table:table-cell table:style-name="Tabla2.A5" office:value-type="string">
            <text:p text:style-name="P4">Multimedia adjunta:</text:p>
          </table:table-cell>
          <table:table-cell table:style-name="Tabla2.B5" office:value-type="string">
            <text:p text:style-name="P22"><text:a xlink:type="simple" xlink:href="../classmanager.dia"><text:span text:style-name="T6">classmanager.dia</text:span></text:a></text:p>
          </table:table-cell>
        </table:table-row>
        <table:table-row>
          <table:table-cell table:style-name="Tabla2.A5" office:value-type="string">
            <text:p text:style-name="P4">Estado:</text:p>
          </table:table-cell>
          <table:table-cell table:style-name="Tabla2.B5" office:value-type="string">
            <text:p text:style-name="P4">No realizado.</text:p>
          </table:table-cell>
        </table:table-row>
      </table:table>
      <text:p text:style-name="P2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.049cm" fo:border-left="none" fo:border-right="none" fo:border-top="none" fo:border-bottom="0.06pt solid #000000" style:shadow="none" fo:keep-with-next="always">
        <style:tab-stops/>
        <style:background-image/>
      </style:paragraph-properties>
      <style:text-properties fo:color="#ff420e" style:font-name="Liberation Sans" fo:font-family="'Liberation Sans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fo:padding="0cm" fo:border="none">
        <style:tab-stops/>
        <style:background-image/>
      </style:paragraph-properties>
      <style:text-properties fo:color="#ffffff" fo:font-size="12pt" fo:font-weight="normal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.59cm" style:type="right" style:leader-style="dotted" style:leader-text="."/>
        </style:tab-stops>
        <style:background-image/>
      </style:paragraph-properties>
      <style:text-properties fo:color="#000000" fo:font-size="14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  <style:background-image/>
      </style:paragraph-properties>
      <style:text-properties fo:color="#000000" fo:font-size="12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29c58" officeooo:paragraph-rsid="00029c58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029c58" officeooo:paragraph-rsid="00097097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5c8526" fo:font-weight="bold" officeooo:rsid="00029c58" officeooo:paragraph-rsid="00097097" style:font-weight-asian="bold" style:font-weight-complex="bold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08310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000000" draw:marker-start-width="0.427cm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5cm" svg:y="0.166cm" svg:width="1.632cm" svg:height="1.334cm" draw:z-index="1"><draw:image xlink:href="Pictures/10000201000000D8000000A411752499.png" xlink:type="simple" xlink:show="embed" xlink:actuate="onLoad"/></draw:frame><draw:line text:anchor-type="paragraph" draw:z-index="7" draw:style-name="Mgr1" draw:text-style-name="MP2" svg:x1="1.688cm" svg:y1="0.021cm" svg:x2="1.688cm" svg:y2="1.52cm"><text:p/></draw:line> <text:s text:c="16"/>Documentación Externa</text:p>
        <text:p text:style-name="MP3"><text:s text:c="17"/>Cristian Rivera López</text:p>
        <text:p text:style-name="MP4"><text:s text:c="17"/>GameBuilder|Projec<text:span text:style-name="MT1">t</text:span></text:p>
      </style:header>
      <style:footer>
        <text:p text:style-name="MP5"><text:date style:data-style-name="N37" text:date-value="2014-02-24T17:14:54.299174705" text:fixed="true">24/02/14</text:date> - <text:time style:data-style-name="N41" text:time-value="2014-02-24T17:16:28.371386239" text:fixed="true">17:16:28</text:time><text:tab/><text:page-number text:select-page="current">4</text:page-number><text:tab/><text:span text:style-name="MT1">Cristian Rivera Lóp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4-02-24T16:53:59.095666802</meta:creation-date>
    <dc:date>2014-02-24T18:18:36.698243401</dc:date>
    <dc:creator>cristian </dc:creator>
    <meta:editing-duration>PT1H22M37S</meta:editing-duration>
    <meta:editing-cycles>12</meta:editing-cycles>
    <meta:generator>LibreOffice/4.2.1.1$Linux_x86 LibreOffice_project/420m0$Build-1</meta:generator>
    <meta:document-statistic meta:table-count="2" meta:image-count="1" meta:object-count="0" meta:page-count="4" meta:paragraph-count="39" meta:word-count="222" meta:character-count="1484" meta:non-whitespace-character-count="1250"/>
  </office:meta>
</office:document-meta>
</file>